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Yu Gothic Medium" svg:font-family="'Yu Gothic Medium'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6.698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c17571" officeooo:paragraph-rsid="0101336b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6bee2" officeooo:paragraph-rsid="0101336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df1c97" officeooo:paragraph-rsid="011e1608" style:font-name-asian="Liberation Seri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2pt" officeooo:rsid="001129fc" officeooo:paragraph-rsid="0101336b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2pt" officeooo:rsid="0056bee2" officeooo:paragraph-rsid="0056bee2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101336b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56bee2" officeooo:paragraph-rsid="0101336b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9f34b" officeooo:paragraph-rsid="0101336b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f5a23" officeooo:paragraph-rsid="0101336b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d9a6a9" officeooo:paragraph-rsid="0101336b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normal" officeooo:rsid="0059f34b" officeooo:paragraph-rsid="0059f3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c9368" officeooo:paragraph-rsid="005c936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c27d74" officeooo:paragraph-rsid="00f71ed8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d4d7d7" officeooo:paragraph-rsid="00ef2b93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e7b7e6" officeooo:paragraph-rsid="00e7b7e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style:text-underline-style="none" fo:font-weight="normal" officeooo:rsid="00134d16" officeooo:paragraph-rsid="0101336b" style:font-name-asian="Liberation Serif" style:font-size-asian="12pt" style:font-weight-asian="normal" style:font-size-complex="12pt" style:font-weight-complex="normal"/>
    </style:style>
    <style:style style:name="P19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09862" officeooo:paragraph-rsid="0085e81c" style:font-name-asian="Liberation Serif" style:font-size-asian="12pt" style:font-weight-asian="normal" style:font-size-complex="12pt" style:font-weight-complex="normal"/>
    </style:style>
    <style:style style:name="P20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bc3d4" officeooo:paragraph-rsid="0085e81c" style:font-name-asian="Liberation Serif" style:font-size-asian="12pt" style:font-weight-asian="normal" style:font-size-complex="12pt" style:font-weight-complex="normal"/>
    </style:style>
    <style:style style:name="P21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1d9d5" officeooo:paragraph-rsid="0085e81c" style:font-name-asian="Liberation Serif" style:font-size-asian="12pt" style:font-weight-asian="normal" style:font-size-complex="12pt" style:font-weight-complex="normal"/>
    </style:style>
    <style:style style:name="P2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3382f" officeooo:paragraph-rsid="0085e81c" style:font-name-asian="Liberation Seri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f37c90" officeooo:paragraph-rsid="0102a530" style:font-name-asian="Liberation Seri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5c9368" officeooo:paragraph-rsid="005c9368" style:font-size-asian="12pt" style:font-weight-asian="bold" style:font-size-complex="12pt" style:font-weight-complex="bold"/>
    </style:style>
    <style:style style:name="P25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81d9d5" officeooo:paragraph-rsid="0085e81c" style:font-name-asian="Liberation Serif" style:font-size-asian="12pt" style:font-weight-asian="bold" style:font-size-complex="12pt" style:font-weight-complex="bold"/>
    </style:style>
    <style:style style:name="P26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468705" officeooo:paragraph-rsid="0085e81c" style:font-name-asian="Liberation Serif" style:font-size-asian="12pt" style:font-weight-asian="bold" style:font-size-complex="12pt" style:font-weight-complex="bold"/>
    </style:style>
    <style:style style:name="P27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28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bold" officeooo:rsid="00df1c97" officeooo:paragraph-rsid="0118de1b" style:font-name-asian="Liberation Seri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12aeb65" officeooo:paragraph-rsid="0102a530" style:font-name-asian="Liberation Seri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3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7f3b4e" officeooo:paragraph-rsid="0118de1b" style:font-name-asian="Liberation Serif" style:font-size-asian="12pt" style:font-weight-asian="bold" style:font-size-complex="12pt" style:font-weight-complex="bold"/>
    </style:style>
    <style:style style:name="P33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bold" officeooo:rsid="00134d16" officeooo:paragraph-rsid="00ccbdf5" style:font-name-asian="Liberation Serif" style:font-size-asian="12pt" style:font-weight-asian="bold" style:font-size-complex="12pt" style:font-weight-complex="bold"/>
    </style:style>
    <style:style style:name="P34" style:family="paragraph" style:parent-style-name="Resume_20_Item_20_Header" style:master-page-name="">
      <style:paragraph-properties fo:line-height="100%" fo:text-align="start" style:justify-single-word="false" style:page-number="auto"/>
      <style:text-properties style:font-name="Arial" fo:font-size="12pt" fo:font-weight="bold" officeooo:rsid="00d1249a" officeooo:paragraph-rsid="00ccbdf5" style:font-name-asian="Liberation Serif" style:font-size-asian="12pt" style:font-weight-asian="bold" style:font-size-complex="12pt" style:font-weight-complex="bold"/>
    </style:style>
    <style:style style:name="P35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105b600" style:font-name-asian="Liberation Seri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fo:font-weight="normal" officeooo:rsid="0011b212" officeooo:paragraph-rsid="0011b212" style:font-name-asian="Liberation Seri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fo:font-weight="normal" officeooo:rsid="0011b212" officeooo:paragraph-rsid="0101336b" style:font-name-asian="Liberation Serif" style:font-size-asian="12pt" style:font-weight-asian="normal" style:font-size-complex="12pt" style:font-weight-complex="normal"/>
    </style:style>
    <style:style style:name="P38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39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0" style:family="paragraph" style:parent-style-name="Resume_20_Item_20_Header">
      <style:paragraph-properties fo:line-height="100%"/>
      <style:text-properties style:font-name="Arial" fo:font-size="12pt" fo:font-weight="normal" officeooo:rsid="0015f767" officeooo:paragraph-rsid="0064e93e" style:font-name-asian="Liberation Serif" style:font-size-asian="12pt" style:font-weight-asian="normal" style:font-size-complex="12pt" style:font-weight-complex="normal"/>
    </style:style>
    <style:style style:name="P41" style:family="paragraph" style:parent-style-name="Resume_20_Item_20_Header">
      <style:paragraph-properties fo:line-height="100%"/>
      <style:text-properties style:font-name="Arial" fo:font-size="12pt" fo:font-weight="normal" officeooo:rsid="0015f767" officeooo:paragraph-rsid="0101336b" style:font-name-asian="Liberation Serif" style:font-size-asian="12pt" style:font-weight-asian="normal" style:font-size-complex="12pt" style:font-weight-complex="normal"/>
    </style:style>
    <style:style style:name="P42" style:family="paragraph" style:parent-style-name="Resume_20_Item_20_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fo:font-weight="normal" officeooo:rsid="00df1c97" officeooo:paragraph-rsid="0118de1b" style:font-name-asian="Liberation Seri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style:font-name="Arial" fo:font-size="12pt" fo:font-weight="normal" officeooo:rsid="00d3b009" officeooo:paragraph-rsid="00e2b5e3" style:font-size-asian="12pt" style:font-weight-asian="normal" style:font-size-complex="12pt" style:font-weight-complex="normal"/>
    </style:style>
    <style:style style:name="P44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118de1b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2pt" fo:font-weight="normal" officeooo:rsid="00cb0362" officeooo:paragraph-rsid="00c9b16f" style:font-size-asian="12pt" style:font-weight-asian="normal" style:font-size-complex="12pt" style:font-weight-complex="normal"/>
    </style:style>
    <style:style style:name="P46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82b610" officeooo:paragraph-rsid="0085e81c" style:font-weight-asian="bold" style:font-weight-complex="bold"/>
    </style:style>
    <style:style style:name="P47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9c291f" officeooo:paragraph-rsid="009c291f" style:font-weight-asian="bold" style:font-weight-complex="bold"/>
    </style:style>
    <style:style style:name="P48" style:family="paragraph" style:parent-style-name="Resume_20_Item_20_Header">
      <style:paragraph-properties fo:line-height="100%"/>
      <style:text-properties style:font-name="Arial" fo:font-weight="bold" officeooo:rsid="006642ba" officeooo:paragraph-rsid="006642ba" style:font-weight-asian="bold" style:font-weight-complex="bold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weight="bold" officeooo:rsid="005c9368" officeooo:paragraph-rsid="005c9368" style:font-weight-asian="bold" style:font-weight-complex="bold"/>
    </style:style>
    <style:style style:name="P50" style:family="paragraph" style:parent-style-name="Resume_20_Item_20_Header">
      <style:paragraph-properties fo:line-height="100%"/>
      <style:text-properties style:font-name="Arial" fo:font-weight="bold" officeooo:rsid="00d024f7" officeooo:paragraph-rsid="0101336b" style:font-weight-asian="bold" style:font-weight-complex="bold"/>
    </style:style>
    <style:style style:name="P51" style:family="paragraph" style:parent-style-name="Resume_20_Item_20_Header">
      <style:paragraph-properties fo:line-height="100%"/>
      <style:text-properties style:font-name="Arial" fo:font-weight="normal" officeooo:rsid="0015f767" style:font-weight-asian="normal" style:font-weight-complex="normal"/>
    </style:style>
    <style:style style:name="P52" style:family="paragraph" style:parent-style-name="Resume_20_Item_20_Header">
      <style:paragraph-properties fo:line-height="100%"/>
      <style:text-properties style:font-name="Arial" fo:font-weight="normal" officeooo:rsid="00d024f7" officeooo:paragraph-rsid="0101336b" style:font-weight-asian="normal" style:font-weight-complex="normal"/>
    </style:style>
    <style:style style:name="P53" style:family="paragraph" style:parent-style-name="Resume_20_Item_20_Header">
      <style:paragraph-properties fo:line-height="100%"/>
      <style:text-properties style:font-name="Arial"/>
    </style:style>
    <style:style style:name="P54" style:family="paragraph" style:parent-style-name="Standard">
      <style:text-properties style:font-name="Arial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5c9368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c27d74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f21fc1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102a530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officeooo:paragraph-rsid="00e2b5e3"/>
    </style:style>
    <style:style style:name="P60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101336b"/>
    </style:style>
    <style:style style:name="P61" style:family="paragraph" style:parent-style-name="Resume_20_Item_20_Header">
      <style:paragraph-properties fo:line-height="100%"/>
      <style:text-properties officeooo:paragraph-rsid="0101336b"/>
    </style:style>
    <style:style style:name="P62" style:family="paragraph" style:parent-style-name="Resume_20_Item_20_Header" style:master-page-name="">
      <loext:graphic-properties draw:fill="none"/>
      <style:paragraph-properties fo:margin-left="0.0618in" fo:margin-right="0in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118de1b"/>
    </style:style>
    <style:style style:name="P63" style:family="paragraph" style:parent-style-name="Resume_20_Item_20_Header">
      <loext:graphic-properties draw:fill="none"/>
      <style:paragraph-properties fo:margin-left="0.0618in" fo:margin-right="0in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fo:font-size="12pt" officeooo:paragraph-rsid="0118de1b" style:font-size-asian="12pt" style:font-size-complex="12pt"/>
    </style:style>
    <style:style style:name="P64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officeooo:rsid="00fefba7" officeooo:paragraph-rsid="0101336b"/>
    </style:style>
    <style:style style:name="P65" style:family="paragraph" style:parent-style-name="Resume_20_Item_20_Header">
      <style:paragraph-properties fo:line-height="100%"/>
      <style:text-properties officeooo:rsid="00ee3daa" officeooo:paragraph-rsid="0101336b"/>
    </style:style>
    <style:style style:name="P66" style:family="paragraph" style:parent-style-name="Resume_20_Item_20_Header">
      <style:paragraph-properties fo:line-height="100%"/>
      <style:text-properties officeooo:rsid="0103358d" officeooo:paragraph-rsid="0101336b"/>
    </style:style>
    <style:style style:name="P67" style:family="paragraph" style:parent-style-name="Resume_20_Item_20_Header">
      <style:paragraph-properties fo:line-height="100%"/>
      <style:text-properties officeooo:rsid="0108caf6" officeooo:paragraph-rsid="0108caf6"/>
    </style:style>
    <style:style style:name="P68" style:family="paragraph" style:parent-style-name="Resume_20_Item_20_Header">
      <style:paragraph-properties fo:line-height="100%"/>
      <style:text-properties fo:font-weight="normal" officeooo:rsid="0108caf6" officeooo:paragraph-rsid="0108caf6" style:font-weight-asian="normal" style:font-weight-complex="normal"/>
    </style:style>
    <style:style style:name="P69" style:family="paragraph" style:parent-style-name="Resume_20_Item_20_Header">
      <style:paragraph-properties fo:line-height="100%"/>
      <style:text-properties fo:font-weight="bold" officeooo:rsid="0108caf6" officeooo:paragraph-rsid="0108caf6" style:font-weight-asian="bold" style:font-weight-complex="bold"/>
    </style:style>
    <style:style style:name="P70" style:family="paragraph" style:parent-style-name="Resume_20_Item_20_Header">
      <style:paragraph-properties fo:line-height="100%"/>
      <style:text-properties officeooo:paragraph-rsid="0101336b"/>
    </style:style>
    <style:style style:name="P7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da5d3" officeooo:paragraph-rsid="00f21fc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fo:font-weight="normal" officeooo:rsid="0011b212" officeooo:paragraph-rsid="0011b212" style:font-name-asian="Liberation Serif" style:font-size-asian="12pt" style:font-weight-asian="normal" style:font-size-complex="12pt" style:font-weight-complex="normal"/>
    </style:style>
    <style:style style:name="T1" style:family="text">
      <style:text-properties fo:font-size="12pt" officeooo:rsid="00ecd1b8" style:font-name-asian="Liberation Serif" style:font-size-asian="12pt" style:font-size-complex="12pt"/>
    </style:style>
    <style:style style:name="T2" style:family="text">
      <style:text-properties fo:font-size="12pt" style:text-underline-style="none" style:font-name-asian="Liberation Serif" style:font-size-asian="12pt" style:font-size-complex="12pt"/>
    </style:style>
    <style:style style:name="T3" style:family="text">
      <style:text-properties fo:font-size="12pt" style:text-underline-style="none" officeooo:rsid="0092ab5c" style:font-name-asian="Liberation Serif" style:font-size-asian="12pt" style:font-size-complex="12pt"/>
    </style:style>
    <style:style style:name="T4" style:family="text">
      <style:text-properties fo:font-size="12pt" style:text-underline-style="none" fo:font-weight="normal" style:font-name-asian="Liberation Serif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3382f" style:font-name-asian="Liberation Serif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92ab5c" style:font-name-asian="Liberation Serif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9c9209" style:font-name-asian="Liberation Serif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9e629c" style:font-name-asian="Liberation Serif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b51424" style:font-name-asian="Liberation Seri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b65c0b" style:font-name-asian="Liberation Serif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b7c4b8" style:font-name-asian="Liberation Serif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be808e" style:font-name-asian="Liberation Seri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c07334" style:font-name-asian="Liberation Serif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146748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f767" style:font-weight-asian="normal" style:font-weight-complex="normal"/>
    </style:style>
    <style:style style:name="T18" style:family="text">
      <style:text-properties fo:font-weight="normal" officeooo:rsid="004a7a04" style:font-weight-asian="normal" style:font-weight-complex="normal"/>
    </style:style>
    <style:style style:name="T19" style:family="text">
      <style:text-properties fo:font-weight="normal" officeooo:rsid="004bc3d4" style:font-weight-asian="normal" style:font-weight-complex="normal"/>
    </style:style>
    <style:style style:name="T20" style:family="text">
      <style:text-properties fo:font-weight="normal" officeooo:rsid="00809862" style:font-weight-asian="normal" style:font-weight-complex="normal"/>
    </style:style>
    <style:style style:name="T21" style:family="text">
      <style:text-properties fo:font-weight="normal" officeooo:rsid="00b3679d" style:font-weight-asian="normal" style:font-weight-complex="normal"/>
    </style:style>
    <style:style style:name="T22" style:family="text">
      <style:text-properties fo:font-weight="normal" officeooo:rsid="00bd0399" style:font-weight-asian="normal" style:font-weight-complex="normal"/>
    </style:style>
    <style:style style:name="T23" style:family="text">
      <style:text-properties fo:font-weight="normal" officeooo:rsid="00d1249a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cdba8a" style:font-weight-asian="bold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officeooo:rsid="005f5a23" style:font-size-asian="12pt" style:font-weight-asian="bold" style:font-size-complex="12pt" style:font-weight-complex="bold"/>
    </style:style>
    <style:style style:name="T27" style:family="text">
      <style:text-properties fo:font-size="14pt" style:text-underline-style="solid" style:text-underline-width="auto" style:text-underline-color="font-color" style:font-name-asian="Liberation Serif" style:font-size-asian="12pt" style:font-size-complex="12pt"/>
    </style:style>
    <style:style style:name="T28" style:family="text">
      <style:text-properties fo:font-size="14pt" style:text-underline-style="solid" style:text-underline-width="auto" style:text-underline-color="font-color" officeooo:rsid="0015f767" style:font-name-asian="Liberation Serif" style:font-size-asian="12pt" style:font-size-complex="12pt"/>
    </style:style>
    <style:style style:name="T29" style:family="text">
      <style:text-properties officeooo:rsid="007f3b4e"/>
    </style:style>
    <style:style style:name="T30" style:family="text">
      <style:text-properties officeooo:rsid="00812251"/>
    </style:style>
    <style:style style:name="T31" style:family="text">
      <style:text-properties officeooo:rsid="004bc3d4"/>
    </style:style>
    <style:style style:name="T32" style:family="text">
      <style:text-properties officeooo:rsid="0082b610"/>
    </style:style>
    <style:style style:name="T33" style:family="text">
      <style:text-properties officeooo:rsid="003fed63"/>
    </style:style>
    <style:style style:name="T34" style:family="text">
      <style:text-properties officeooo:rsid="008fa830"/>
    </style:style>
    <style:style style:name="T35" style:family="text">
      <style:text-properties style:font-name="Arial" fo:font-weight="normal" style:font-weight-asian="normal" style:font-weight-complex="normal"/>
    </style:style>
    <style:style style:name="T36" style:family="text">
      <style:text-properties style:font-name="Arial" fo:font-weight="normal" officeooo:rsid="00cdba8a" style:font-weight-asian="normal" style:font-weight-complex="normal"/>
    </style:style>
    <style:style style:name="T37" style:family="text">
      <style:text-properties style:font-name="Arial" fo:font-weight="normal" officeooo:rsid="00d8ea85" style:font-weight-asian="normal" style:font-weight-complex="normal"/>
    </style:style>
    <style:style style:name="T38" style:family="text">
      <style:text-properties style:font-name="Arial" fo:font-weight="normal" officeooo:rsid="00d15ede" style:font-weight-asian="normal" style:font-weight-complex="normal"/>
    </style:style>
    <style:style style:name="T39" style:family="text">
      <style:text-properties style:font-name="Arial" fo:font-weight="normal" officeooo:rsid="00d3b009" style:font-weight-asian="normal" style:font-weight-complex="normal"/>
    </style:style>
    <style:style style:name="T40" style:family="text">
      <style:text-properties style:font-name="Arial" fo:font-weight="normal" officeooo:rsid="00e3bd97" style:font-weight-asian="normal" style:font-weight-complex="normal"/>
    </style:style>
    <style:style style:name="T41" style:family="text">
      <style:text-properties style:font-name="Arial" fo:font-weight="normal" officeooo:rsid="00d024f7" style:font-weight-asian="normal" style:font-weight-complex="normal"/>
    </style:style>
    <style:style style:name="T42" style:family="text">
      <style:text-properties style:font-name="Arial" fo:font-weight="normal" officeooo:rsid="01032690" style:font-weight-asian="normal" style:font-weight-complex="normal"/>
    </style:style>
    <style:style style:name="T43" style:family="text">
      <style:text-properties style:font-name="Arial" fo:font-weight="normal" officeooo:rsid="01067ad7" style:font-weight-asian="normal" style:font-weight-complex="normal"/>
    </style:style>
    <style:style style:name="T44" style:family="text">
      <style:text-properties style:font-name="Arial" fo:font-weight="normal" officeooo:rsid="0103358d" style:font-weight-asian="normal" style:font-weight-complex="normal"/>
    </style:style>
    <style:style style:name="T45" style:family="text">
      <style:text-properties style:font-name="Arial" fo:font-weight="normal" officeooo:rsid="0126dfeb" style:font-weight-asian="normal" style:font-weight-complex="normal"/>
    </style:style>
    <style:style style:name="T46" style:family="text">
      <style:text-properties style:font-name="Arial" fo:font-weight="normal" officeooo:rsid="01065b1f" style:font-weight-asian="normal" style:font-weight-complex="normal"/>
    </style:style>
    <style:style style:name="T47" style:family="text">
      <style:text-properties style:font-name="Arial" fo:font-weight="normal" officeooo:rsid="0108d590" style:font-weight-asian="normal" style:font-weight-complex="normal"/>
    </style:style>
    <style:style style:name="T48" style:family="text">
      <style:text-properties style:font-name="Arial" fo:font-weight="normal" officeooo:rsid="01070144" style:font-weight-asian="normal" style:font-weight-complex="normal"/>
    </style:style>
    <style:style style:name="T49" style:family="text">
      <style:text-properties style:font-name="Arial" fo:font-weight="normal" officeooo:rsid="01073490" style:font-weight-asian="normal" style:font-weight-complex="normal"/>
    </style:style>
    <style:style style:name="T50" style:family="text">
      <style:text-properties style:font-name="Arial" fo:font-weight="normal" officeooo:rsid="0115aaad" style:font-weight-asian="normal" style:font-weight-complex="normal"/>
    </style:style>
    <style:style style:name="T51" style:family="text">
      <style:text-properties style:font-name="Arial" fo:font-weight="normal" officeooo:rsid="011e4d28" style:font-weight-asian="normal" style:font-weight-complex="normal"/>
    </style:style>
    <style:style style:name="T52" style:family="text">
      <style:text-properties style:font-name="Arial" fo:font-weight="normal" officeooo:rsid="00d8ea85" style:font-name-asian="Liberation Serif" style:font-weight-asian="normal" style:font-weight-complex="normal"/>
    </style:style>
    <style:style style:name="T53" style:family="text">
      <style:text-properties style:font-name="Arial" fo:font-weight="normal" officeooo:rsid="00dec51c" style:font-name-asian="Liberation Serif" style:font-weight-asian="normal" style:font-weight-complex="normal"/>
    </style:style>
    <style:style style:name="T54" style:family="text">
      <style:text-properties style:font-name="Arial" fo:font-weight="normal" officeooo:rsid="01214c68" style:font-name-asian="Liberation Serif" style:font-weight-asian="normal" style:font-weight-complex="normal"/>
    </style:style>
    <style:style style:name="T55" style:family="text">
      <style:text-properties style:font-name="Arial" fo:font-size="12pt" style:text-underline-style="none" fo:font-weight="bold" officeooo:rsid="005c9368" style:font-size-asian="12pt" style:font-weight-asian="bold" style:font-size-complex="12pt" style:font-weight-complex="bold"/>
    </style:style>
    <style:style style:name="T56" style:family="text">
      <style:text-properties style:font-name="Arial" fo:font-size="12pt" style:text-underline-style="none" fo:font-weight="bold" officeooo:rsid="00c17571" style:font-size-asian="12pt" style:font-weight-asian="bold" style:font-size-complex="12pt" style:font-weight-complex="bold"/>
    </style:style>
    <style:style style:name="T57" style:family="text">
      <style:text-properties style:font-name="Arial" fo:font-size="12pt" style:text-underline-style="none" fo:font-weight="bold" officeooo:rsid="005da5d3" style:font-size-asian="12pt" style:font-weight-asian="bold" style:font-size-complex="12pt" style:font-weight-complex="bold"/>
    </style:style>
    <style:style style:name="T58" style:family="text">
      <style:text-properties style:font-name="Arial" fo:font-size="12pt" style:text-underline-style="none" fo:font-weight="bold" officeooo:rsid="00b1f8c8" style:font-size-asian="12pt" style:font-weight-asian="bold" style:font-size-complex="12pt" style:font-weight-complex="bold"/>
    </style:style>
    <style:style style:name="T59" style:family="text">
      <style:text-properties style:font-name="Arial" fo:font-size="12pt" style:text-underline-style="none" fo:font-weight="bold" officeooo:rsid="00c27d74" style:font-size-asian="12pt" style:font-weight-asian="bold" style:font-size-complex="12pt" style:font-weight-complex="bold"/>
    </style:style>
    <style:style style:name="T60" style:family="text">
      <style:text-properties style:font-name="Arial" fo:font-size="12pt" style:text-underline-style="none" fo:font-weight="bold" officeooo:rsid="00e53f59" style:font-size-asian="12pt" style:font-weight-asian="bold" style:font-size-complex="12pt" style:font-weight-complex="bold"/>
    </style:style>
    <style:style style:name="T61" style:family="text">
      <style:text-properties style:font-name="Arial" fo:font-size="12pt" style:text-underline-style="none" fo:font-weight="bold" officeooo:rsid="00f04d8f" style:font-size-asian="12pt" style:font-weight-asian="bold" style:font-size-complex="12pt" style:font-weight-complex="bold"/>
    </style:style>
    <style:style style:name="T62" style:family="text">
      <style:text-properties style:font-name="Arial" fo:font-size="12pt" style:text-underline-style="none" fo:font-weight="bold" officeooo:rsid="00f7196a" style:font-size-asian="12pt" style:font-weight-asian="bold" style:font-size-complex="12pt" style:font-weight-complex="bold"/>
    </style:style>
    <style:style style:name="T63" style:family="text">
      <style:text-properties style:font-name="Arial" fo:font-size="12pt" fo:font-weight="bold" style:font-name-asian="Liberation Serif" style:font-size-asian="12pt" style:font-weight-asian="bold" style:font-size-complex="12pt" style:font-weight-complex="bold"/>
    </style:style>
    <style:style style:name="T64" style:family="text">
      <style:text-properties style:font-name="Arial" fo:font-size="12pt" fo:font-weight="bold" officeooo:rsid="00e7b7e6" style:font-name-asian="Liberation Serif" style:font-size-asian="12pt" style:font-weight-asian="bold" style:font-size-complex="12pt" style:font-weight-complex="bold"/>
    </style:style>
    <style:style style:name="T65" style:family="text">
      <style:text-properties style:font-name="Arial" fo:font-size="12pt" fo:font-weight="bold" officeooo:rsid="00ee3daa" style:font-name-asian="Liberation Serif" style:font-size-asian="12pt" style:font-weight-asian="bold" style:font-size-complex="12pt" style:font-weight-complex="bold"/>
    </style:style>
    <style:style style:name="T66" style:family="text">
      <style:text-properties style:font-name="Arial" fo:font-size="12pt" fo:font-weight="bold" officeooo:rsid="0108d418" style:font-name-asian="Liberation Serif" style:font-size-asian="12pt" style:font-weight-asian="bold" style:font-size-complex="12pt" style:font-weight-complex="bold"/>
    </style:style>
    <style:style style:name="T67" style:family="text">
      <style:text-properties style:font-name="Arial" fo:font-size="12pt" fo:font-weight="bold" officeooo:rsid="00cdba8a" style:font-size-asian="12pt" style:font-weight-asian="bold" style:font-size-complex="12pt" style:font-weight-complex="bold"/>
    </style:style>
    <style:style style:name="T68" style:family="text">
      <style:text-properties style:font-name="Arial" fo:font-size="12pt" fo:font-weight="normal" style:font-name-asian="Liberation Serif" style:font-size-asian="12pt" style:font-weight-asian="normal" style:font-size-complex="12pt" style:font-weight-complex="normal"/>
    </style:style>
    <style:style style:name="T69" style:family="text">
      <style:text-properties style:font-name="Arial" fo:font-size="12pt" fo:font-weight="normal" officeooo:rsid="00d29821" style:font-name-asian="Liberation Serif" style:font-size-asian="12pt" style:font-weight-asian="normal" style:font-size-complex="12pt" style:font-weight-complex="normal"/>
    </style:style>
    <style:style style:name="T70" style:family="text">
      <style:text-properties style:font-name="Arial" fo:font-size="12pt" fo:font-weight="normal" officeooo:rsid="00df1c97" style:font-name-asian="Liberation Serif" style:font-size-asian="12pt" style:font-weight-asian="normal" style:font-size-complex="12pt" style:font-weight-complex="normal"/>
    </style:style>
    <style:style style:name="T71" style:family="text">
      <style:text-properties style:font-name="Arial" fo:font-size="12pt" fo:font-weight="normal" officeooo:rsid="00e94a8d" style:font-name-asian="Liberation Serif" style:font-size-asian="12pt" style:font-weight-asian="normal" style:font-size-complex="12pt" style:font-weight-complex="normal"/>
    </style:style>
    <style:style style:name="T72" style:family="text">
      <style:text-properties style:font-name="Arial" fo:font-size="12pt" fo:font-weight="normal" officeooo:rsid="00ee3daa" style:font-name-asian="Liberation Serif" style:font-size-asian="12pt" style:font-weight-asian="normal" style:font-size-complex="12pt" style:font-weight-complex="normal"/>
    </style:style>
    <style:style style:name="T73" style:family="text">
      <style:text-properties style:font-name="Arial" fo:font-size="12pt" fo:font-weight="normal" officeooo:rsid="00f52dbb" style:font-name-asian="Liberation Serif" style:font-size-asian="12pt" style:font-weight-asian="normal" style:font-size-complex="12pt" style:font-weight-complex="normal"/>
    </style:style>
    <style:style style:name="T74" style:family="text">
      <style:text-properties style:font-name="Arial" fo:font-size="12pt" fo:font-weight="normal" officeooo:rsid="00ff17d0" style:font-name-asian="Liberation Serif" style:font-size-asian="12pt" style:font-weight-asian="normal" style:font-size-complex="12pt" style:font-weight-complex="normal"/>
    </style:style>
    <style:style style:name="T75" style:family="text">
      <style:text-properties style:font-name="Arial" fo:font-size="12pt" fo:font-weight="normal" officeooo:rsid="01167748" style:font-name-asian="Liberation Serif" style:font-size-asian="12pt" style:font-weight-asian="normal" style:font-size-complex="12pt" style:font-weight-complex="normal"/>
    </style:style>
    <style:style style:name="T76" style:family="text">
      <style:text-properties style:font-name="Arial" fo:font-size="12pt" fo:font-weight="normal" officeooo:rsid="0118e335" style:font-name-asian="Liberation Serif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font-weight="normal" officeooo:rsid="01170016" style:font-name-asian="Liberation Serif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font-weight="normal" officeooo:rsid="0108d418" style:font-name-asian="Liberation Serif" style:font-size-asian="12pt" style:font-weight-asian="normal" style:font-size-complex="12pt" style:font-weight-complex="normal"/>
    </style:style>
    <style:style style:name="T79" style:family="text">
      <style:text-properties style:font-name="Arial" fo:font-size="12pt" fo:font-weight="normal" officeooo:rsid="0108f288" style:font-name-asian="Liberation Serif" style:font-size-asian="12pt" style:font-weight-asian="normal" style:font-size-complex="12pt" style:font-weight-complex="normal"/>
    </style:style>
    <style:style style:name="T80" style:family="text">
      <style:text-properties style:font-name="Arial" fo:font-size="12pt" fo:font-weight="normal" officeooo:rsid="010a380c" style:font-name-asian="Liberation Serif" style:font-size-asian="12pt" style:font-weight-asian="normal" style:font-size-complex="12pt" style:font-weight-complex="normal"/>
    </style:style>
    <style:style style:name="T81" style:family="text">
      <style:text-properties style:font-name="Arial" fo:font-size="12pt" fo:font-weight="normal" officeooo:rsid="010b40da" style:font-name-asian="Liberation Serif" style:font-size-asian="12pt" style:font-weight-asian="normal" style:font-size-complex="12pt" style:font-weight-complex="normal"/>
    </style:style>
    <style:style style:name="T82" style:family="text">
      <style:text-properties style:font-name="Arial" fo:font-size="12pt" fo:font-weight="normal" officeooo:rsid="010c80f0" style:font-name-asian="Liberation Serif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font-weight="normal" officeooo:rsid="010dd2b6" style:font-name-asian="Liberation Serif" style:font-size-asian="12pt" style:font-weight-asian="normal" style:font-size-complex="12pt" style:font-weight-complex="normal"/>
    </style:style>
    <style:style style:name="T84" style:family="text">
      <style:text-properties style:font-name="Arial" fo:font-size="12pt" fo:font-weight="normal" officeooo:rsid="010fab41" style:font-name-asian="Liberation Serif" style:font-size-asian="12pt" style:font-weight-asian="normal" style:font-size-complex="12pt" style:font-weight-complex="normal"/>
    </style:style>
    <style:style style:name="T85" style:family="text">
      <style:text-properties style:font-name="Arial" fo:font-size="12pt" fo:font-weight="normal" officeooo:rsid="010fdfe2" style:font-name-asian="Liberation Serif" style:font-size-asian="12pt" style:font-weight-asian="normal" style:font-size-complex="12pt" style:font-weight-complex="normal"/>
    </style:style>
    <style:style style:name="T86" style:family="text">
      <style:text-properties style:font-name="Arial" fo:font-size="12pt" fo:font-weight="normal" officeooo:rsid="011d646b" style:font-name-asian="Liberation Serif" style:font-size-asian="12pt" style:font-weight-asian="normal" style:font-size-complex="12pt" style:font-weight-complex="normal"/>
    </style:style>
    <style:style style:name="T87" style:family="text">
      <style:text-properties style:font-name="Arial" fo:font-size="12pt" fo:font-weight="normal" officeooo:rsid="011db89a" style:font-name-asian="Liberation Serif" style:font-size-asian="12pt" style:font-weight-asian="normal" style:font-size-complex="12pt" style:font-weight-complex="normal"/>
    </style:style>
    <style:style style:name="T88" style:family="text">
      <style:text-properties style:font-name="Arial" fo:font-size="12pt" fo:font-weight="normal" officeooo:rsid="00cdba8a" style:font-size-asian="12pt" style:font-weight-asian="normal" style:font-size-complex="12pt" style:font-weight-complex="normal"/>
    </style:style>
    <style:style style:name="T89" style:family="text">
      <style:text-properties style:font-name="Arial" fo:font-size="12pt" style:font-name-asian="Liberation Serif" style:font-size-asian="12pt" style:font-size-complex="12pt"/>
    </style:style>
    <style:style style:name="T90" style:family="text">
      <style:text-properties style:font-name="Arial" fo:font-size="12pt" officeooo:rsid="0108d418" style:font-name-asian="Liberation Serif" style:font-size-asian="12pt" style:font-size-complex="12pt"/>
    </style:style>
    <style:style style:name="T91" style:family="text">
      <style:text-properties style:font-name="Arial" fo:font-size="12pt" officeooo:rsid="010a380c" style:font-name-asian="Liberation Serif" style:font-size-asian="12pt" style:font-size-complex="12pt"/>
    </style:style>
    <style:style style:name="T92" style:family="text">
      <style:text-properties style:font-name="Arial" fo:font-size="12pt" officeooo:rsid="010feac8" style:font-name-asian="Liberation Serif" style:font-size-asian="12pt" style:font-size-complex="12pt"/>
    </style:style>
    <style:style style:name="T93" style:family="text">
      <style:text-properties style:font-name="Arial" fo:font-weight="bold" style:font-weight-asian="bold" style:font-weight-complex="bold"/>
    </style:style>
    <style:style style:name="T94" style:family="text">
      <style:text-properties style:font-name="Arial" fo:font-weight="bold" officeooo:rsid="00df1c97" style:font-weight-asian="bold" style:font-weight-complex="bold"/>
    </style:style>
    <style:style style:name="T95" style:family="text">
      <style:text-properties style:font-name="Arial" fo:font-weight="bold" officeooo:rsid="00d024f7" style:font-weight-asian="bold" style:font-weight-complex="bold"/>
    </style:style>
    <style:style style:name="T96" style:family="text">
      <style:text-properties style:font-name="Arial" fo:font-weight="bold" officeooo:rsid="01032690" style:font-weight-asian="bold" style:font-weight-complex="bold"/>
    </style:style>
    <style:style style:name="T97" style:family="text">
      <style:text-properties style:font-name="Arial" fo:font-weight="bold" officeooo:rsid="0103358d" style:font-weight-asian="bold" style:font-weight-complex="bold"/>
    </style:style>
    <style:style style:name="T98" style:family="text">
      <style:text-properties style:font-name="Arial" fo:font-weight="bold" officeooo:rsid="010877e1" style:font-weight-asian="bold" style:font-weight-complex="bold"/>
    </style:style>
    <style:style style:name="T99" style:family="text">
      <style:text-properties style:font-name="Arial" fo:font-size="14pt" style:text-underline-style="solid" style:text-underline-width="auto" style:text-underline-color="font-color" fo:font-weight="bold" officeooo:rsid="00e70193" style:font-name-asian="Liberation Serif" style:font-size-asian="12pt" style:font-weight-asian="bold" style:font-size-complex="12pt" style:font-weight-complex="bold"/>
    </style:style>
    <style:style style:name="T100" style:family="text">
      <style:text-properties style:font-name="Arial" fo:font-size="14pt" style:text-underline-style="solid" style:text-underline-width="auto" style:text-underline-color="font-color" fo:font-weight="bold" officeooo:rsid="00a1d50c" style:font-name-asian="Liberation Serif" style:font-size-asian="12pt" style:font-weight-asian="bold" style:font-size-complex="12pt" style:font-weight-complex="bold"/>
    </style:style>
    <style:style style:name="T101" style:family="text">
      <style:text-properties officeooo:rsid="00c9b16f"/>
    </style:style>
    <style:style style:name="T102" style:family="text">
      <style:text-properties officeooo:rsid="00db7f7c"/>
    </style:style>
    <style:style style:name="T103" style:family="text">
      <style:text-properties officeooo:rsid="00cdba8a"/>
    </style:style>
    <style:style style:name="T104" style:family="text">
      <style:text-properties officeooo:rsid="00cb15c7"/>
    </style:style>
    <style:style style:name="T105" style:family="text">
      <style:text-properties officeooo:rsid="00d1249a"/>
    </style:style>
    <style:style style:name="T106" style:family="text">
      <style:text-properties officeooo:rsid="00d78de5"/>
    </style:style>
    <style:style style:name="T107" style:family="text">
      <style:text-properties officeooo:rsid="00e3bd97"/>
    </style:style>
    <style:style style:name="T108" style:family="text">
      <style:text-properties officeooo:rsid="00ee7f27"/>
    </style:style>
    <style:style style:name="T109" style:family="text">
      <style:text-properties officeooo:rsid="005c9368"/>
    </style:style>
    <style:style style:name="T110" style:family="text">
      <style:text-properties officeooo:rsid="00fb9ecf"/>
    </style:style>
    <style:style style:name="T111" style:family="text">
      <style:text-properties officeooo:rsid="011a22a0"/>
    </style:style>
    <style:style style:name="T112" style:family="text">
      <style:text-properties officeooo:rsid="01022055"/>
    </style:style>
    <style:style style:name="T113" style:family="text">
      <style:text-properties officeooo:rsid="011361d2"/>
    </style:style>
    <style:style style:name="T114" style:family="text">
      <style:text-properties officeooo:rsid="011b9bd8"/>
    </style:style>
    <style:style style:name="T115" style:family="text">
      <style:text-properties officeooo:rsid="01049dba"/>
    </style:style>
    <style:style style:name="T116" style:family="text">
      <style:text-properties officeooo:rsid="011615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sonal Particular<text:span text:style-name="T16"><text:tab/></text:span></text:p>
      <text:p text:style-name="P6"/>
      <text:p text:style-name="P8">Name: <text:tab/>Ming-Yi <text:span text:style-name="T101">Lai</text:span> <text:span text:style-name="T34">(Melson Lai)</text:span></text:p>
      <text:p text:style-name="P10">Gender: <text:tab/>Male</text:p>
      <text:p text:style-name="P11">Date of Birth: <text:tab/>1997/08/<text:span text:style-name="T107">18</text:span></text:p>
      <text:p text:style-name="P8">Nationality: <text:tab/>Taiwan</text:p>
      <text:p text:style-name="P12">Conscription Status:<text:tab/><text:span text:style-name="T116">Served</text:span></text:p>
      <text:p text:style-name="P37">Language: <text:tab/><text:span text:style-name="T32">Mandarin</text:span>, English <text:span text:style-name="T113">(TOEFL iBT 104)</text:span></text:p>
      <text:p text:style-name="P9"/>
      <text:p text:style-name="P9"/>
      <text:p text:style-name="P1">Programming Skill<text:tab/></text:p>
      <text:p text:style-name="P18"/>
      <text:p text:style-name="P18">Programming <text:span text:style-name="T32">Language</text:span><text:span text:style-name="T114">s</text:span>: <text:tab/>C/C++<text:span text:style-name="T33">, Bash Script</text:span>, <text:span text:style-name="T33">Python</text:span></text:p>
      <text:p text:style-name="P18"><text:span text:style-name="T111">Development Tools</text:span>: <text:tab/><text:span text:style-name="T112">GNU Linux, </text:span><text:span text:style-name="T111">Docker, GDB</text:span></text:p>
      <text:p text:style-name="P7"/>
      <text:p text:style-name="P7"/>
      <text:p text:style-name="P3">Contact Information<text:span text:style-name="T16"><text:tab/></text:span></text:p>
      <text:p text:style-name="P13"/>
      <text:p text:style-name="P59"><text:span text:style-name="T35">Email: <text:tab/></text:span><text:span text:style-name="T39">ming-yi.lai</text:span><text:span text:style-name="T40"> </text:span><text:span text:style-name="T51">[at] </text:span><text:span text:style-name="T39">mymlai.com</text:span></text:p>
      <text:p text:style-name="P43"/>
      <text:p text:style-name="P7"/>
      <text:p text:style-name="P4">Education<text:tab/></text:p>
      <text:p text:style-name="P31"/>
      <text:p text:style-name="P56"><text:span text:style-name="T55">M.</text:span><text:span text:style-name="T61">Eng</text:span><text:span text:style-name="T59"> </text:span><text:span text:style-name="T62">in</text:span><text:span text:style-name="T59"> Computer Science<text:tab/>2019/07-2021/0</text:span><text:span text:style-name="T60">7</text:span></text:p>
      <text:p text:style-name="P15"><text:span text:style-name="T109">National Tsing Hua University</text:span><text:tab/>Hsinchu, Taiwan</text:p>
      <text:p text:style-name="P17"><text:span text:style-name="T24">+</text:span> Thesis: Accelerate Mobile Machine Learning Inferences with Combination</text:p>
      <text:p text:style-name="P17"><text:s text:c="3"/>of Machine Learning Runtimes</text:p>
      <text:p text:style-name="P16"><text:span text:style-name="T24">+</text:span> Advis<text:span text:style-name="T108">or: </text:span>Prof. Jenq-Kuen <text:span text:style-name="T102">Lee</text:span></text:p>
      <text:p text:style-name="P24"/>
      <text:p text:style-name="P55"><text:span text:style-name="T55">B.</text:span><text:span text:style-name="T61">Eng</text:span><text:span text:style-name="T55"> </text:span><text:span text:style-name="T62">in</text:span><text:span text:style-name="T55"> Computer Science<text:tab/>2015/09-</text:span><text:span text:style-name="T56">2019/06</text:span></text:p>
      <text:p text:style-name="P14">National Tsing Hua University<text:tab/>Hsinchu, Taiwan</text:p>
      <text:p text:style-name="P14"/>
      <text:p text:style-name="P24">Senior High School<text:tab/>2012/09-2015/06</text:p>
      <text:p text:style-name="P49"><text:span text:style-name="T15">T</text:span><text:span text:style-name="T14">ainan First Senior High School<text:tab/>Tainan, Taiwan</text:span></text:p>
      <text:p text:style-name="P51"/>
      <text:p text:style-name="P45"/>
      <text:p text:style-name="P53"><text:span text:style-name="T26">Work Experience<text:tab/></text:span><text:span text:style-name="T17"><text:tab/></text:span></text:p>
      <text:p text:style-name="P51"/>
      <text:p text:style-name="P67"><text:span text:style-name="T65">M</text:span><text:span text:style-name="T63">ediaTek<text:tab/>2023/10-</text:span></text:p>
      <text:p text:style-name="P68"><text:span text:style-name="T92">RISC-V </text:span><text:span text:style-name="T89">Toolchain Engineer<text:tab/>Hsinchu, Taiwan</text:span></text:p>
      <text:p text:style-name="P68"><text:span text:style-name="T63"><text:s/>+</text:span><text:span text:style-name="T66"> </text:span><text:span text:style-name="T90">Support RISC-V Zicfilp ISA extension in toolchain (LLVM, Clang, LLD, musl libc, Spike)</text:span></text:p>
      <text:p text:style-name="P69"><text:span text:style-name="T90"><text:s/>++ </text:span><text:span text:style-name="T78">Implement instruction generation in </text:span><text:span text:style-name="T87">the </text:span><text:span text:style-name="T78">LLVM/Clang compiler</text:span></text:p>
      <text:p text:style-name="P69"><text:span text:style-name="T90"><text:s/>++ </text:span><text:span text:style-name="T78">Implement PLT generation and </text:span><text:span text:style-name="T81">ELF </text:span><text:span text:style-name="T79">metadata</text:span><text:span text:style-name="T78"> management in </text:span><text:span text:style-name="T87">the</text:span><text:span text:style-name="T78"> LLVM/LLD linker</text:span></text:p>
      <text:p text:style-name="P69"><text:span text:style-name="T90"><text:s/>++ </text:span><text:span text:style-name="T78">Implement runtime support in musl libc</text:span></text:p>
      <text:p text:style-name="P69"><text:span text:style-name="T90"><text:s/>++ </text:span><text:span text:style-name="T78">Implement function-level instruction simulation in</text:span><text:span text:style-name="T83"> </text:span><text:span text:style-name="T87">the </text:span><text:span text:style-name="T82">RISC-V </text:span><text:span text:style-name="T78">Spike </text:span><text:span text:style-name="T82">simulator</text:span></text:p>
      <text:p text:style-name="P69"><text:span text:style-name="T90"><text:s/>++ </text:span><text:span text:style-name="T78">Co-develop psABI specification with community </text:span><text:span text:style-name="T85">members</text:span></text:p>
      <text:p text:style-name="P69"><text:span text:style-name="T90"><text:s/>++</text:span><text:span text:style-name="T78"> Upstream select components to open source </text:span><text:span text:style-name="T84">repositories</text:span></text:p>
      <text:p text:style-name="P69"><text:span text:style-name="T90"><text:s/></text:span><text:span text:style-name="T91">+</text:span><text:span text:style-name="T80"> Support RISC-V Zicfiss ISA extension in </text:span><text:span text:style-name="T86">the </text:span><text:span text:style-name="T80">LLVM/libunwind stack unwinder</text:span></text:p>
      <text:p text:style-name="P61"><text:span text:style-name="T65"/></text:p>
      <text:p text:style-name="P61"><text:span text:style-name="T65">Synology</text:span><text:span text:style-name="T95"><text:tab/>202</text:span><text:span text:style-name="T64">1</text:span><text:span text:style-name="T95">/0</text:span><text:span text:style-name="T65">9</text:span><text:span text:style-name="T95">-</text:span><text:span text:style-name="T98">2023/05</text:span></text:p>
      <text:p text:style-name="P61"><text:span text:style-name="T42">Product Developer</text:span><text:span text:style-name="T41"><text:tab/></text:span><text:span text:style-name="T72">Taipei</text:span><text:span text:style-name="T41">, Taiwan</text:span></text:p>
      <text:p text:style-name="P61"><text:soft-page-break/><text:span text:style-name="T95"><text:s/></text:span><text:span text:style-name="T96">+ </text:span><text:span text:style-name="T43">Design</text:span><text:span text:style-name="T44"> highly efficient software system</text:span><text:span text:style-name="T45">s</text:span><text:span text:style-name="T44"> </text:span><text:span text:style-name="T43">using </text:span><text:span text:style-name="T44">multithread </text:span><text:span text:style-name="T46">&amp;</text:span><text:span text:style-name="T44"> multiprocess </text:span><text:span text:style-name="T43">in C++</text:span></text:p>
      <text:p text:style-name="P61"><text:span text:style-name="T97"><text:s/>+ </text:span><text:span text:style-name="T43">Develop</text:span><text:span text:style-name="T44"> customized file system</text:span><text:span text:style-name="T45">s</text:span><text:span text:style-name="T44"> using </text:span><text:span text:style-name="T43">the </text:span><text:span text:style-name="T44">VFS </text:span><text:span text:style-name="T43">layer in Linux kernel</text:span></text:p>
      <text:p text:style-name="P66"><text:span text:style-name="T93"><text:s/>+ </text:span><text:span text:style-name="T47">Deliver</text:span><text:span text:style-name="T48"> </text:span><text:span text:style-name="T49">c</text:span><text:span text:style-name="T35">loud backend </text:span><text:span text:style-name="T48">service</text:span><text:span text:style-name="T47">s</text:span><text:span text:style-name="T35"> with Go, gRPC, Redis, TiDB, etc.</text:span></text:p>
      <text:p text:style-name="P65"/>
      <text:p text:style-name="P61"><text:span text:style-name="T64">PeakHills Group</text:span><text:span text:style-name="T95"><text:tab/>202</text:span><text:span text:style-name="T64">1</text:span><text:span text:style-name="T95">/0</text:span><text:span text:style-name="T64">4</text:span><text:span text:style-name="T95">-202</text:span><text:span text:style-name="T64">1</text:span><text:span text:style-name="T95">/08</text:span></text:p>
      <text:p text:style-name="P52">Engineer<text:tab/>Hsinchu, Taiwan</text:p>
      <text:p text:style-name="P60"><text:span text:style-name="T95">+ </text:span><text:span text:style-name="T71">Customize TVM </text:span><text:span text:style-name="T75">AI compiler &amp; runtime</text:span></text:p>
      <text:p text:style-name="P64"><text:span text:style-name="T63">+</text:span><text:span text:style-name="T68"> </text:span><text:span text:style-name="T76">Add</text:span><text:span text:style-name="T74"> </text:span><text:span text:style-name="T68">VeriSilicon TIM-VX </text:span><text:span text:style-name="T76">support</text:span><text:span text:style-name="T77"> </text:span><text:span text:style-name="T76">to</text:span><text:span text:style-name="T74"> TVM</text:span></text:p>
      <text:p text:style-name="P61"/>
      <text:p text:style-name="P50">MediaTek<text:tab/>2020/07-2020/08</text:p>
      <text:p text:style-name="P52"><text:span text:style-name="T1">Intern</text:span> Engineer<text:tab/>Hsinchu, Taiwan</text:p>
      <text:p text:style-name="P60"><text:span text:style-name="T95">+ </text:span><text:span text:style-name="T38">Enable MLIR codegen for TVM </text:span><text:span text:style-name="T69">utilizing</text:span><text:span text:style-name="T38"> Tensor IR</text:span></text:p>
      <text:p text:style-name="P41"/>
      <text:p text:style-name="P40"/>
      <text:p text:style-name="P5"><text:span text:style-name="T104">Research and </text:span><text:span text:style-name="T29">Project</text:span><text:tab/><text:line-break/></text:p>
      <text:p text:style-name="P29">Enabling Android NNAPI Flow for TVM Runtime<text:tab/>2020/08</text:p>
      <text:p text:style-name="P42">Ming-Yi Lai, Chia-Yu Sung, Jenq-Kuen Lee, and Ming-Yu Hung<text:tab/><text:span text:style-name="T115">(Virtual Conference)</text:span></text:p>
      <text:p text:style-name="P62"><text:span text:style-name="T67">+</text:span><text:span text:style-name="T88"> </text:span><text:span text:style-name="T73">Published in</text:span><text:span text:style-name="T70"> ICPP EMS 2020</text:span></text:p>
      <text:p text:style-name="P63"><text:span text:style-name="T94">+ </text:span><text:span text:style-name="T37">Devise algorithm to </text:span><text:span text:style-name="T52">p</text:span><text:span text:style-name="T36">artition </text:span><text:span text:style-name="T53">machine learning</text:span><text:span text:style-name="T36"> </text:span><text:span text:style-name="T52">model</text:span><text:span text:style-name="T54">s</text:span><text:span text:style-name="T36"> to TVM/NNAPI </text:span><text:span text:style-name="T50">AI compiler &amp; runtime</text:span></text:p>
      <text:p text:style-name="P44"><text:span text:style-name="T25">+</text:span><text:span text:style-name="T103"> Convert TVM Relay IR to NNAPI equivalence</text:span></text:p>
      <text:p text:style-name="P32"/>
      <text:p text:style-name="P26">Deep Learning Cloud Service<text:tab/><text:span text:style-name="T29">2017/07-2018/07</text:span></text:p>
      <text:p text:style-name="P19">NTHU CS <text:span text:style-name="T30">Bachelor </text:span>Final Year Project<text:tab/>Hsinchu, Taiwan</text:p>
      <text:p text:style-name="P27">+ <text:span text:style-name="T16">Use OpenStack Horizon (Django) to </text:span><text:span text:style-name="T20">create</text:span><text:span text:style-name="T16"> a WebUI</text:span></text:p>
      <text:p text:style-name="P28">+ <text:span text:style-name="T16">Incorporate OpenStack </text:span><text:span text:style-name="T22">Swift</text:span><text:span text:style-name="T16">, PostgreSQL, Kubernetes and TensorFlow </text:span><text:span text:style-name="T20">as backend </text:span><text:span text:style-name="T16">to enable semi-automatic </text:span><text:span text:style-name="T21">deep</text:span><text:span text:style-name="T18"> learning training </text:span><text:span text:style-name="T19">and inference</text:span></text:p>
      <text:p text:style-name="P20"/>
      <text:p text:style-name="P25"><text:span text:style-name="T31">T</text:span>aiwan Student Cluster Competition<text:tab/>2017/03-09</text:p>
      <text:p text:style-name="P21">NTHU Delegation <text:span text:style-name="T32">Member<text:tab/>Hsinchu, Taiwan</text:span></text:p>
      <text:p text:style-name="P46"><text:span text:style-name="T2">+ </text:span><text:span text:style-name="T4">Win the s</text:span><text:span text:style-name="T5">econd prize with significant edge over </text:span><text:span text:style-name="T6">other competitors</text:span></text:p>
      <text:p text:style-name="P47"><text:span text:style-name="T3">+ </text:span><text:span text:style-name="T12">Compile hardware-</text:span><text:span text:style-name="T13">specific</text:span><text:span text:style-name="T9"> distributed software</text:span></text:p>
      <text:p text:style-name="P47"><text:span text:style-name="T2">+ </text:span><text:span text:style-name="T4">Automate </text:span><text:span text:style-name="T7">competition </text:span><text:span text:style-name="T8">process</text:span><text:span text:style-name="T4"> with </text:span><text:span text:style-name="T11">Bash</text:span><text:span text:style-name="T4"> </text:span><text:span text:style-name="T10">and Python </text:span><text:span text:style-name="T4">scripts</text:span></text:p>
      <text:p text:style-name="P22"/>
      <text:p text:style-name="P22"/>
      <text:p text:style-name="P48"><text:span text:style-name="T28">S</text:span><text:span text:style-name="T27">chool Experience<text:tab/></text:span></text:p>
      <text:p text:style-name="P34"/>
      <text:p text:style-name="P35">Teaching Assistant of Compiler Design<text:tab/>202<text:span text:style-name="T110">1</text:span>/03-<text:span text:style-name="T106">202</text:span><text:span text:style-name="T110">1</text:span><text:span text:style-name="T106">/06</text:span></text:p>
      <text:p text:style-name="P35"><text:tab/>2020/03-<text:span text:style-name="T106">2020/06</text:span></text:p>
      <text:p text:style-name="P39">National Tsing Hua University<text:tab/>Hsinchu, Taiwan</text:p>
      <text:p text:style-name="P33"><text:span text:style-name="T105">+</text:span><text:span text:style-name="T23"> Hands-on with Lex and Yacc</text:span></text:p>
      <text:p text:style-name="P38"/>
      <text:p text:style-name="P57"><text:span text:style-name="T57">Study Abroad: </text:span><text:span text:style-name="T58">Undergraduate Exchange</text:span><text:span text:style-name="T57"><text:tab/>2018/08-</text:span><text:span text:style-name="T56">2019/05</text:span></text:p>
      <text:p text:style-name="P71">Nanyang Technological University<text:tab/>Singapore</text:p>
      <text:p text:style-name="P36"/>
      <text:p text:style-name="P36"/>
      <text:p text:style-name="P58"><text:span text:style-name="T99">Job Expectation / Preference</text:span><text:span text:style-name="T100"><text:tab/></text:span></text:p>
      <text:p text:style-name="P23"/>
      <text:p text:style-name="P30">Preferred Location</text:p>
      <text:p text:style-name="P54">Hsinchu, Taiw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  <style:font-face style:name="Yu Gothic Medium" svg:font-family="'Yu Gothic Medium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Resume_20_Item_20_Header" style:display-name="Resume Item Header" style:family="paragraph" style:parent-style-name="Standard" style:master-page-name="">
      <style:paragraph-properties fo:text-align="start" style:justify-single-word="false" style:page-number="auto">
        <style:tab-stops>
          <style:tab-stop style:position="6.6902in" style:type="right"/>
        </style:tab-stops>
      </style:paragraph-properties>
      <style:text-properties style:font-name="Liberation Serif" fo:font-family="'Liberation Serif'" style:font-family-generic="roman" style:font-pitch="variable" fo:font-size="12pt" fo:font-weight="bold" officeooo:rsid="001129fc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3T14:02:49.298829576</meta:creation-date>
    <dc:date>2024-10-28T00:27:44.674443812</dc:date>
    <meta:editing-duration>PT6H31M3S</meta:editing-duration>
    <meta:editing-cycles>240</meta:editing-cycles>
    <meta:generator>LibreOffice/24.2.6.2$Linux_X86_64 LibreOffice_project/8e9a753d9daaea75c34b417ba1bdf556bf2fc5b3</meta:generator>
    <meta:print-date>2024-10-28T00:27:26.747965065</meta:print-date>
    <meta:printed-by>PDF files</meta:printed-by>
    <meta:document-statistic meta:table-count="0" meta:image-count="0" meta:object-count="0" meta:page-count="2" meta:paragraph-count="70" meta:word-count="421" meta:character-count="3042" meta:non-whitespace-character-count="2658"/>
  </office:meta>
</office:document-meta>
</file>